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2357"/>
    </style:style>
    <style:style style:name="P2" style:family="paragraph" style:parent-style-name="Standard">
      <style:paragraph-properties fo:text-align="start" style:justify-single-word="false"/>
      <style:text-properties officeooo:rsid="001eba99" officeooo:paragraph-rsid="0019235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235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paragraph-rsid="00192357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92357" officeooo:paragraph-rsid="00192357"/>
    </style:style>
    <style:style style:name="T1" style:family="text">
      <style:text-properties officeooo:rsid="0019e559"/>
    </style:style>
    <style:style style:name="T2" style:family="text">
      <style:text-properties officeooo:rsid="001c8786"/>
    </style:style>
    <style:style style:name="T3" style:family="text">
      <style:text-properties officeooo:rsid="001cc65d"/>
    </style:style>
    <style:style style:name="T4" style:family="text">
      <style:text-properties officeooo:rsid="00192357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span text:style-name="T1">121-1984 Mathematics Road</text:span></text:p>
      <text:p text:style-name="P1"><text:tab/><text:tab/><text:tab/><text:tab/><text:tab/><text:tab/><text:tab/><text:tab/><text:tab/><text:span text:style-name="T1">Vancouver, BC V6T 1Z2,</text:span></text:p>
      <text:p text:style-name="P1"><text:tab/><text:tab/><text:tab/><text:tab/><text:tab/><text:tab/><text:tab/><text:tab/><text:tab/><text:span text:style-name="T1">British Columbia, Canada</text:span></text:p>
      <text:p text:style-name="P1"><text:tab/><text:tab/><text:tab/><text:tab/><text:tab/><text:tab/><text:tab/><text:tab/><text:tab/><text:span text:style-name="T4">16 March 2016</text:span></text:p>
      <text:p text:style-name="P1"><text:tab/><text:tab/><text:tab/><text:tab/><text:tab/><text:tab/><text:tab/><text:tab/><text:tab/></text:p>
      <text:p text:style-name="P2"><text:span text:style-name="T4">Mathematical Biosciences Institutes (MBI),</text:span></text:p>
      <text:p text:style-name="P1"><text:span text:style-name="T4">The Ohio State University </text:span></text:p>
      <text:p text:style-name="P1">Dear Sir/Ma,</text:p>
      <text:p text:style-name="P1"/>
      <text:p text:style-name="P3">Application for <text:span text:style-name="T4">Participating in the 2016 Smummer School: Mathematical Modeling of Infection Disease Spread</text:span></text:p>
      <text:p text:style-name="P3"/>
      <text:p text:style-name="P4">I <text:span text:style-name="T4">am currently a PhD student at the University of British Columbia, </text:span>hold a Master of Science degree (Coursework and Research) in Applied Mathematics at the University of British Columbia (UBC) in Canada <text:span text:style-name="T2">and</text:span> Master of Science degree in Mathematical Sciences at African Institute for Mathematical Sciences <text:span text:style-name="T2">in South Africa</text:span>. This cover letter is to support my application as one of the <text:span text:style-name="T4">participants in the summer school</text:span>. I got the advertisement of this <text:span text:style-name="T4">summer school</text:span> and will like to apply to be <text:span text:style-name="T4">a participant</text:span>.</text:p>
      <text:p text:style-name="P4"/>
      <text:p text:style-name="P5">The advertisement confirmed for me that the summer school is a program I would like to attend and enjoy one of the best experience. <text:s/>I am extremely impressed with the news I heard about the summer school and the speakers that would be present.  I have gained some experiences through Graduate teaching and Research assistantship, Industrial training and a variety of part-time jobs, but would welcome the opportunity to explore the many interesting options in Mathematical Modeling of infectious diseases.</text:p>
      <text:p text:style-name="P5"/>
      <text:p text:style-name="P5">During my undergraduate research, I worked on a research project at Ladoke Akintola University of Technology and developed a mathematical model on HIV/AIDS. I was praised by my department on my meticulous approach and attention to details. Also, during my graduate research (Coursework), I worked on a research project at African Institute for Mathematical Sciences and developed a model for Analysis of Drug abuse and HIV infection. I also did a comprehensive analysis of the Co-infection of HIV and Tuberculosis during my graduate research (Coursework and Research) at UBC. </text:p>
      <text:p text:style-name="P5"/>
      <text:p text:style-name="P5">I wish to know more about the newly emerging diseases and their modeling approaches. I am good at working independently and as part of a team. <text:s/>I am convinced that my previous research in Mathematical Epidemiology <text:s/>at UBC demonstrate that I am able to deal calmly with stressful situations and difficult people. </text:p>
      <text:p text:style-name="P4"/>
      <text:p text:style-name="P4">Please contact me should you require any further information or documentation. I will welcome the opportunity to discuss this in an interview. </text:p>
      <text:p text:style-name="P4"/>
      <text:p text:style-name="P4">Yours Faithfully</text:p>
      <text:p text:style-name="P4"/>
      <text:p text:style-name="P4">Jummy Funke David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44:46.680146874</meta:creation-date>
    <dc:date>2016-03-16T15:01:05.344232384</dc:date>
    <meta:editing-duration>P0D</meta:editing-duration>
    <meta:editing-cycles>1</meta:editing-cycles>
    <meta:document-statistic meta:table-count="0" meta:image-count="0" meta:object-count="0" meta:page-count="1" meta:paragraph-count="16" meta:word-count="369" meta:character-count="2392" meta:non-whitespace-character-count="1984"/>
    <meta:generator>LibreOffice/4.2.8.2$Linux_X86_64 LibreOffice_project/420m0$Build-2</meta:generator>
  </office:meta>
</office:document-meta>
</file>